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V, 0001559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7M0S" table:style-name="ce3">
            <text:p>14:5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NGELA MARIA</text:p>
          </table:table-cell>
          <table:table-cell office:value-type="date" office:date-value="2000-12-05T00:00:00" table:style-name="ce2">
            <text:p>05/12/2000</text:p>
          </table:table-cell>
          <table:table-cell office:value-type="string" table:style-name="ce1">
            <text:p>24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3.181.554-36</text:p>
          </table:table-cell>
          <table:table-cell office:value-type="float" office:value="898004888765555" table:style-name="ce1">
            <text:p>8,98005E+14</text:p>
          </table:table-cell>
          <table:table-cell office:value-type="string" table:style-name="ce1">
            <text:p>(81) 97109-90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 mereré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5/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YN VITÓRIA RODRIGUES DO NASCIMENTO</text:p>
          </table:table-cell>
          <table:table-cell office:value-type="date" office:date-value="2006-07-06T00:00:00" table:style-name="ce2">
            <text:p>06/07/2006</text:p>
          </table:table-cell>
          <table:table-cell office:value-type="string" table:style-name="ce1">
            <text:p>19 anos e 1 mê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464.594-22</text:p>
          </table:table-cell>
          <table:table-cell office:value-type="float" office:value="708406279216965" table:style-name="ce1">
            <text:p>7,08406E+14</text:p>
          </table:table-cell>
          <table:table-cell office:value-type="string" table:style-name="ce1">
            <text:p>(81) 99264-63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62-42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eré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3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5" table:style-name="ce1">
            <text:p>52,5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ADRIELLY SANTANA VIEIRA</text:p>
          </table:table-cell>
          <table:table-cell office:value-type="date" office:date-value="2008-03-25T00:00:00" table:style-name="ce2">
            <text:p>25/03/2008</text:p>
          </table:table-cell>
          <table:table-cell office:value-type="string" table:style-name="ce1">
            <text:p>17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5.070.204-35</text:p>
          </table:table-cell>
          <table:table-cell office:value-type="float" office:value="706805761219324" table:style-name="ce1">
            <text:p>7,06806E+14</text:p>
          </table:table-cell>
          <table:table-cell office:value-type="string" table:style-name="ce1">
            <text:p>(81) 98526-12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ardim progresso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TATIANE PEREIRA BARBOSA</text:p>
          </table:table-cell>
          <table:table-cell office:value-type="date" office:date-value="2001-01-03T00:00:00" table:style-name="ce2">
            <text:p>03/01/2001</text:p>
          </table:table-cell>
          <table:table-cell office:value-type="string" table:style-name="ce1">
            <text:p>24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693.244-05</text:p>
          </table:table-cell>
          <table:table-cell office:value-type="float" office:value="700002276069109" table:style-name="ce1">
            <text:p>7,00002E+14</text:p>
          </table:table-cell>
          <table:table-cell office:value-type="string" table:style-name="ce1">
            <text:p>(81) 98588-3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uia branca</text:p>
          </table:table-cell>
          <table:table-cell office:value-type="string" table:style-name="ce1">
            <text:p>6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5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4" table:style-name="ce1">
            <text:p>58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URILEIDE SILVA DO NASCIMENTO</text:p>
          </table:table-cell>
          <table:table-cell office:value-type="date" office:date-value="1995-05-13T00:00:00" table:style-name="ce2">
            <text:p>13/05/1995</text:p>
          </table:table-cell>
          <table:table-cell office:value-type="string" table:style-name="ce1">
            <text:p>30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865.104-50</text:p>
          </table:table-cell>
          <table:table-cell office:value-type="float" office:value="898004059527892" table:style-name="ce1">
            <text:p>8,98004E+14</text:p>
          </table:table-cell>
          <table:table-cell office:value-type="string" table:style-name="ce1">
            <text:p>(81) 98716-23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molândi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0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9" table:style-name="ce1">
            <text:p>95,9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30/9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RA NATALLIA DA SILVA</text:p>
          </table:table-cell>
          <table:table-cell office:value-type="date" office:date-value="2003-05-29T00:00:00" table:style-name="ce2">
            <text:p>29/05/2003</text:p>
          </table:table-cell>
          <table:table-cell office:value-type="string" table:style-name="ce1">
            <text:p>22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-</text:p>
          </table:table-cell>
          <table:table-cell office:value-type="float" office:value="705004062197354" table:style-name="ce1">
            <text:p>7,05004E+14</text:p>
          </table:table-cell>
          <table:table-cell office:value-type="string" table:style-name="ce1">
            <text:p>(81) 99730-99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aguan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4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ZIELE LUIZ VICTOR DA SILVA</text:p>
          </table:table-cell>
          <table:table-cell office:value-type="date" office:date-value="1995-01-17T00:00:00" table:style-name="ce2">
            <text:p>17/01/1995</text:p>
          </table:table-cell>
          <table:table-cell office:value-type="string" table:style-name="ce1">
            <text:p>30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041.884-58</text:p>
          </table:table-cell>
          <table:table-cell office:value-type="float" office:value="203105438210000" table:style-name="ce1">
            <text:p>2,03105E+14</text:p>
          </table:table-cell>
          <table:table-cell office:value-type="string" table:style-name="ce1">
            <text:p>(81) 98362-7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molândia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5" table:style-name="ce1">
            <text:p>82,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NISE ALBUQUERQUE DE OLIVEIRA</text:p>
          </table:table-cell>
          <table:table-cell office:value-type="date" office:date-value="1995-05-01T00:00:00" table:style-name="ce2">
            <text:p>01/05/1995</text:p>
          </table:table-cell>
          <table:table-cell office:value-type="string" table:style-name="ce1">
            <text:p>30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6002336635147" table:style-name="ce1">
            <text:p>7,06002E+14</text:p>
          </table:table-cell>
          <table:table-cell office:value-type="string" table:style-name="ce1">
            <text:p>(81) 97901-27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sta lima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54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" table:style-name="ce1">
            <text:p>67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110/70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LYANNE SEIXAS CELESTINO</text:p>
          </table:table-cell>
          <table:table-cell office:value-type="date" office:date-value="2002-03-01T00:00:00" table:style-name="ce2">
            <text:p>01/03/2002</text:p>
          </table:table-cell>
          <table:table-cell office:value-type="string" table:style-name="ce1">
            <text:p>23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6.802.024-21</text:p>
          </table:table-cell>
          <table:table-cell office:value-type="float" office:value="700403444204044" table:style-name="ce1">
            <text:p>7,00403E+14</text:p>
          </table:table-cell>
          <table:table-cell office:value-type="string" table:style-name="ce1">
            <text:p>(81) 99749-30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sé correi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8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6" table:style-name="ce1">
            <text:p>56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20/70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FREITAS DE SOUZA</text:p>
          </table:table-cell>
          <table:table-cell office:value-type="date" office:date-value="1997-09-04T00:00:00" table:style-name="ce2">
            <text:p>04/09/1997</text:p>
          </table:table-cell>
          <table:table-cell office:value-type="string" table:style-name="ce1">
            <text:p>27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67.674-77</text:p>
          </table:table-cell>
          <table:table-cell office:value-type="float" office:value="700305910284640" table:style-name="ce1">
            <text:p>7,00306E+14</text:p>
          </table:table-cell>
          <table:table-cell office:value-type="string" table:style-name="ce1">
            <text:p>(81) 98571-4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rijalva cos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7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45" table:style-name="ce1">
            <text:p>64,45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ÉSSICA CARMO BARBOSA</text:p>
          </table:table-cell>
          <table:table-cell office:value-type="date" office:date-value="1991-05-04T00:00:00" table:style-name="ce2">
            <text:p>04/05/1991</text:p>
          </table:table-cell>
          <table:table-cell office:value-type="string" table:style-name="ce1">
            <text:p>34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328-17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" table:style-name="ce1">
            <text:p>83,6</text:p>
          </table:table-cell>
          <table:table-cell office:value-type="float" office:value="169" table:style-name="ce1">
            <text:p>169</text:p>
          </table:table-cell>
          <table:table-cell office:value-type="date" office:date-value="2023-12-06T00:00:00" table:style-name="ce2">
            <text:p>06/12/2023</text:p>
          </table:table-cell>
          <table:table-cell office:value-type="string" table:style-name="ce1">
            <text:p>100/70</text:p>
          </table:table-cell>
          <table:table-cell office:value-type="date" office:date-value="2023-12-06T00:00:00" table:style-name="ce2">
            <text:p>06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MARIA PEREIRA DE OLIVEIRA</text:p>
          </table:table-cell>
          <table:table-cell office:value-type="date" office:date-value="1985-12-22T00:00:00" table:style-name="ce2">
            <text:p>22/12/1985</text:p>
          </table:table-cell>
          <table:table-cell office:value-type="string" table:style-name="ce1">
            <text:p>39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771.324-54</text:p>
          </table:table-cell>
          <table:table-cell office:value-type="float" office:value="700401444557549" table:style-name="ce1">
            <text:p>7,00401E+14</text:p>
          </table:table-cell>
          <table:table-cell office:value-type="string" table:style-name="ce1">
            <text:p>(81) 98493-15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93-1595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varães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8" table:style-name="ce1">
            <text:p>74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13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3:49Z</meta:creation-date>
    <dc:date>2025-09-16T19:33:49Z</dc:date>
  </office:meta>
</office:document-meta>
</file>